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B9D4C1120858C23C.png" manifest:media-type="image/png"/>
  <manifest:file-entry manifest:full-path="Pictures/1000020100000320000002583E35C90D993E4169.png" manifest:media-type="image/png"/>
  <manifest:file-entry manifest:full-path="Pictures/1000020100000320000002587506C9CE650C189C.png" manifest:media-type="image/png"/>
  <manifest:file-entry manifest:full-path="Pictures/100002010000032000000258264CCC9DC4306644.png" manifest:media-type="image/png"/>
  <manifest:file-entry manifest:full-path="Pictures/1000020100000320000002586D0B7F77A58488AA.png" manifest:media-type="image/png"/>
  <manifest:file-entry manifest:full-path="Pictures/100002010000032000000258CFB31E270C3FB2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89in" svg:y="-0.0154in" svg:width="3.7543in" svg:height="2.8161in" draw:z-index="0"><draw:image xlink:href="Pictures/1000020100000320000002586D0B7F77A58488AA.png" xlink:type="simple" xlink:show="embed" xlink:actuate="onLoad"/></draw:frame><draw:frame draw:style-name="fr1" draw:name="Image2" text:anchor-type="paragraph" svg:x="-0.0236in" svg:y="6.1453in" svg:width="4.0547in" svg:height="3.0409in" draw:z-index="1"><draw:image xlink:href="Pictures/1000020100000320000002587506C9CE650C189C.png" xlink:type="simple" xlink:show="embed" xlink:actuate="onLoad"/></draw:frame><draw:frame draw:style-name="fr1" draw:name="Image3" text:anchor-type="paragraph" svg:x="0.0799in" svg:y="3.0138in" svg:width="3.898in" svg:height="2.9236in" draw:z-index="2"><draw:image xlink:href="Pictures/100002010000032000000258CFB31E270C3FB2D9.png" xlink:type="simple" xlink:show="embed" xlink:actuate="onLoad"/></draw:frame><draw:frame draw:style-name="fr1" draw:name="Image4" text:anchor-type="paragraph" svg:x="3.8425in" svg:y="-0.0154in" svg:width="3.7638in" svg:height="2.8228in" draw:z-index="3"><draw:image xlink:href="Pictures/100002010000032000000258264CCC9DC4306644.png" xlink:type="simple" xlink:show="embed" xlink:actuate="onLoad"/></draw:frame><draw:frame draw:style-name="fr1" draw:name="Image5" text:anchor-type="paragraph" svg:x="3.8201in" svg:y="6.3445in" svg:width="3.6083in" svg:height="2.7063in" draw:z-index="4"><draw:image xlink:href="Pictures/1000020100000320000002583E35C90D993E4169.png" xlink:type="simple" xlink:show="embed" xlink:actuate="onLoad"/></draw:frame><draw:frame draw:style-name="fr1" draw:name="Image6" text:anchor-type="paragraph" svg:x="3.7874in" svg:y="3.0138in" svg:width="3.9244in" svg:height="2.9429in" draw:z-index="5"><draw:image xlink:href="Pictures/100002010000032000000258B9D4C1120858C2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2:21:26.368823384</meta:creation-date>
    <meta:print-date>2016-11-07T15:00:31.050266941</meta:print-date>
    <dc:date>2016-11-07T15:21:00.505416393</dc:date>
    <meta:editing-duration>PT14M2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0.6.2$Linux_X86_64 LibreOffice_project/00$Build-2</meta:generator>
  </office:meta>
</office:document-meta>
</file>